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2.0" office:value-type="float"/>
          <table:table-cell table:style-name="from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from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5/01/2020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from_lot_note_border_fiat" office:value="30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4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2000000 of 5.00000000 B4</text:p>
          </table:table-cell>
          <table:table-cell table:style-name="taxable_event_note_border_default" office:value-type="string">
            <text:p>1/1: 0.02000000 of 0.02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7.707023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